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87.62pt" svg:y="585.21pt">
            <draw:object draw:notify-on-update-of-ranges="Sheet1.B31:Sheet1.B31 Sheet1.C31:Sheet1.I31 Sheet1.B32:Sheet1.B32 Sheet1.C32:Sheet1.I32 Sheet1.B33:Sheet1.B33 Sheet1.C33:Sheet1.I33 Sheet1.B34:Sheet1.B34 Sheet1.C34:Sheet1.I34 Sheet1.B35:Sheet1.B35 Sheet1.C35:Sheet1.I35 Sheet1.B36:Sheet1.B36 Sheet1.C36:Sheet1.I36 Sheet1.B37:Sheet1.B37 Sheet1.C37:Sheet1.I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test</text:p>
          </table:table-cell>
          <table:table-cell/>
          <table:table-cell table:formula="of:=[.C31]" office:value-type="string" office:string-value="red" calcext:value-type="string">
            <text:p>red</text:p>
          </table:table-cell>
          <table:table-cell table:formula="of:=[.D31]" office:value-type="string" office:string-value="blue" calcext:value-type="string">
            <text:p>blue</text:p>
          </table:table-cell>
          <table:table-cell table:formula="of:=[.E31]" office:value-type="string" office:string-value="green" calcext:value-type="string">
            <text:p>green</text:p>
          </table:table-cell>
          <table:table-cell table:formula="of:=[.F31]" office:value-type="string" office:string-value="yellow" calcext:value-type="string">
            <text:p>yellow</text:p>
          </table:table-cell>
          <table:table-cell table:formula="of:=[.G31]" office:value-type="string" office:string-value="black" calcext:value-type="string">
            <text:p>black</text:p>
          </table:table-cell>
          <table:table-cell table:formula="of:=[.H31]" office:value-type="string" office:string-value="white" calcext:value-type="string">
            <text:p>white</text:p>
          </table:table-cell>
          <table:table-cell table:formula="of:=[.I31]" office:value-type="string" office:string-value="sum" calcext:value-type="string">
            <text:p>sum</text:p>
          </table:table-cell>
          <table:table-cell table:formula="of:=[.J31]" office:value-type="string" office:string-value="test" calcext:value-type="string">
            <text:p>tes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1" table:number-matrix-rows-spanned="7" table:formula="of:=FREQUENCY([.B2:.B27];[.$B$32:.$B$37])" office:value-type="float" office:value="1" calcext:value-type="float">
            <text:p>1</text:p>
          </table:table-cell>
          <table:table-cell table:number-matrix-columns-spanned="1" table:number-matrix-rows-spanned="7" table:formula="of:=FREQUENCY([.C2:.C27];[.$B$32:.$B$37])" office:value-type="float" office:value="2" calcext:value-type="float">
            <text:p>2</text:p>
          </table:table-cell>
          <table:table-cell table:number-matrix-columns-spanned="1" table:number-matrix-rows-spanned="7" table:formula="of:=FREQUENCY([.D2:.D27];[.$B$32:.$B$37])" office:value-type="float" office:value="6" calcext:value-type="float">
            <text:p>6</text:p>
          </table:table-cell>
          <table:table-cell table:number-matrix-columns-spanned="1" table:number-matrix-rows-spanned="7" table:formula="of:=FREQUENCY([.E2:.E27];[.$B$32:.$B$37])" office:value-type="float" office:value="7" calcext:value-type="float">
            <text:p>7</text:p>
          </table:table-cell>
          <table:table-cell table:number-matrix-columns-spanned="1" table:number-matrix-rows-spanned="7" table:formula="of:=FREQUENCY([.F2:.F27];[.$B$32:.$B$37])" office:value-type="float" office:value="6" calcext:value-type="float">
            <text:p>6</text:p>
          </table:table-cell>
          <table:table-cell table:style-name="ce1" table:number-matrix-columns-spanned="1" table:number-matrix-rows-spanned="7" table:formula="of:=FREQUENCY([.G2:.G27];[.$B$32:.$B$37])" office:value-type="float" office:value="4" calcext:value-type="float">
            <text:p>4</text:p>
          </table:table-cell>
          <table:table-cell table:formula="of:=SUM([.C32:.H32])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table:formula="of:=POWER([.C32]-(SUM([.C$32:.C$37])/6); 2)/(SUM([.C$32:.C$37])/6)" office:value-type="float" office:value="2.56410256410256" calcext:value-type="float">
            <text:p>2.56410256410256</text:p>
          </table:table-cell>
          <table:table-cell table:formula="of:=POWER([.D32]-(SUM([.D$32:.D$37])/6); 2)/(SUM([.D$32:.D$37])/6)" office:value-type="float" office:value="1.25641025641026" calcext:value-type="float">
            <text:p>1.25641025641026</text:p>
          </table:table-cell>
          <table:table-cell table:formula="of:=POWER([.E32]-(SUM([.E$32:.E$37])/6); 2)/(SUM([.E$32:.E$37])/6)" office:value-type="float" office:value="0.641025641025641" calcext:value-type="float">
            <text:p>0.641025641025641</text:p>
          </table:table-cell>
          <table:table-cell table:formula="of:=POWER([.F32]-(SUM([.F$32:.F$37])/6); 2)/(SUM([.F$32:.F$37])/6)" office:value-type="float" office:value="1.64102564102564" calcext:value-type="float">
            <text:p>1.64102564102564</text:p>
          </table:table-cell>
          <table:table-cell table:formula="of:=POWER([.G32]-(SUM([.G$32:.G$37])/6); 2)/(SUM([.G$32:.G$37])/6)" office:value-type="float" office:value="0.641025641025641" calcext:value-type="float">
            <text:p>0.641025641025641</text:p>
          </table:table-cell>
          <table:table-cell table:formula="of:=POWER([.H32]-(SUM([.H$32:.H$37])/6); 2)/(SUM([.H$32:.H$37])/6)" office:value-type="float" office:value="0.0256410256410256" calcext:value-type="float">
            <text:p>0.025641025641026</text:p>
          </table:table-cell>
          <table:table-cell table:formula="of:=POWER([.I32]-(SUM([.I$32:.I$37])/6); 2)/(SUM([.I$32:.I$37])/6)" office:value-type="float" office:value="0" calcext:value-type="float">
            <text:p>0</text:p>
          </table:table-cell>
          <table:table-cell table:formula="of:=POWER([.J32]-(SUM([.J$32:.J$37])/6); 2)/(SUM([.J$32:.J$37])/6)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C33:.H33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table:formula="of:=POWER([.C33]-(SUM([.C$32:.C$37])/6); 2)/(SUM([.C$32:.C$37])/6)" office:value-type="float" office:value="0.641025641025641" calcext:value-type="float">
            <text:p>0.641025641025641</text:p>
          </table:table-cell>
          <table:table-cell table:formula="of:=POWER([.D33]-(SUM([.D$32:.D$37])/6); 2)/(SUM([.D$32:.D$37])/6)" office:value-type="float" office:value="0.102564102564103" calcext:value-type="float">
            <text:p>0.102564102564103</text:p>
          </table:table-cell>
          <table:table-cell table:formula="of:=POWER([.E33]-(SUM([.E$32:.E$37])/6); 2)/(SUM([.E$32:.E$37])/6)" office:value-type="float" office:value="0.102564102564103" calcext:value-type="float">
            <text:p>0.102564102564103</text:p>
          </table:table-cell>
          <table:table-cell table:formula="of:=POWER([.F33]-(SUM([.F$32:.F$37])/6); 2)/(SUM([.F$32:.F$37])/6)" office:value-type="float" office:value="0.102564102564103" calcext:value-type="float">
            <text:p>0.102564102564103</text:p>
          </table:table-cell>
          <table:table-cell table:formula="of:=POWER([.G33]-(SUM([.G$32:.G$37])/6); 2)/(SUM([.G$32:.G$37])/6)" office:value-type="float" office:value="1.25641025641026" calcext:value-type="float">
            <text:p>1.25641025641026</text:p>
          </table:table-cell>
          <table:table-cell table:formula="of:=POWER([.H33]-(SUM([.H$32:.H$37])/6); 2)/(SUM([.H$32:.H$37])/6)" office:value-type="float" office:value="0.41025641025641" calcext:value-type="float">
            <text:p>0.41025641025641</text:p>
          </table:table-cell>
          <table:table-cell table:formula="of:=POWER([.I33]-(SUM([.I$32:.I$37])/6); 2)/(SUM([.I$32:.I$37])/6)" office:value-type="float" office:value="0" calcext:value-type="float">
            <text:p>0</text:p>
          </table:table-cell>
          <table:table-cell table:formula="of:=POWER([.J33]-(SUM([.J$32:.J$37])/6); 2)/(SUM([.J$32:.J$37])/6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formula="of:=SUM([.C34:.H34]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table:formula="of:=POWER([.C34]-(SUM([.C$32:.C$37])/6); 2)/(SUM([.C$32:.C$37])/6)" office:value-type="float" office:value="0.102564102564103" calcext:value-type="float">
            <text:p>0.102564102564103</text:p>
          </table:table-cell>
          <table:table-cell table:formula="of:=POWER([.D34]-(SUM([.D$32:.D$37])/6); 2)/(SUM([.D$32:.D$37])/6)" office:value-type="float" office:value="0.102564102564103" calcext:value-type="float">
            <text:p>0.102564102564103</text:p>
          </table:table-cell>
          <table:table-cell table:formula="of:=POWER([.E34]-(SUM([.E$32:.E$37])/6); 2)/(SUM([.E$32:.E$37])/6)" office:value-type="float" office:value="2.56410256410256" calcext:value-type="float">
            <text:p>2.56410256410256</text:p>
          </table:table-cell>
          <table:table-cell table:formula="of:=POWER([.F34]-(SUM([.F$32:.F$37])/6); 2)/(SUM([.F$32:.F$37])/6)" office:value-type="float" office:value="1.25641025641026" calcext:value-type="float">
            <text:p>1.25641025641026</text:p>
          </table:table-cell>
          <table:table-cell table:formula="of:=POWER([.G34]-(SUM([.G$32:.G$37])/6); 2)/(SUM([.G$32:.G$37])/6)" office:value-type="float" office:value="1.25641025641026" calcext:value-type="float">
            <text:p>1.25641025641026</text:p>
          </table:table-cell>
          <table:table-cell table:formula="of:=POWER([.H34]-(SUM([.H$32:.H$37])/6); 2)/(SUM([.H$32:.H$37])/6)" office:value-type="float" office:value="0.102564102564103" calcext:value-type="float">
            <text:p>0.102564102564103</text:p>
          </table:table-cell>
          <table:table-cell table:formula="of:=POWER([.I34]-(SUM([.I$32:.I$37])/6); 2)/(SUM([.I$32:.I$37])/6)" office:value-type="float" office:value="1.38461538461538" calcext:value-type="float">
            <text:p>1.38461538461538</text:p>
          </table:table-cell>
          <table:table-cell table:formula="of:=POWER([.J34]-(SUM([.J$32:.J$37])/6); 2)/(SUM([.J$32:.J$37])/6)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formula="of:=SUM([.C35:.H35]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/>
          <table:table-cell table:formula="of:=POWER([.C35]-(SUM([.C$32:.C$37])/6); 2)/(SUM([.C$32:.C$37])/6)" office:value-type="float" office:value="0.102564102564103" calcext:value-type="float">
            <text:p>0.102564102564103</text:p>
          </table:table-cell>
          <table:table-cell table:formula="of:=POWER([.D35]-(SUM([.D$32:.D$37])/6); 2)/(SUM([.D$32:.D$37])/6)" office:value-type="float" office:value="0.41025641025641" calcext:value-type="float">
            <text:p>0.41025641025641</text:p>
          </table:table-cell>
          <table:table-cell table:formula="of:=POWER([.E35]-(SUM([.E$32:.E$37])/6); 2)/(SUM([.E$32:.E$37])/6)" office:value-type="float" office:value="0.102564102564103" calcext:value-type="float">
            <text:p>0.102564102564103</text:p>
          </table:table-cell>
          <table:table-cell table:formula="of:=POWER([.F35]-(SUM([.F$32:.F$37])/6); 2)/(SUM([.F$32:.F$37])/6)" office:value-type="float" office:value="1.64102564102564" calcext:value-type="float">
            <text:p>1.64102564102564</text:p>
          </table:table-cell>
          <table:table-cell table:formula="of:=POWER([.G35]-(SUM([.G$32:.G$37])/6); 2)/(SUM([.G$32:.G$37])/6)" office:value-type="float" office:value="1.64102564102564" calcext:value-type="float">
            <text:p>1.64102564102564</text:p>
          </table:table-cell>
          <table:table-cell table:formula="of:=POWER([.H35]-(SUM([.H$32:.H$37])/6); 2)/(SUM([.H$32:.H$37])/6)" office:value-type="float" office:value="1.64102564102564" calcext:value-type="float">
            <text:p>1.64102564102564</text:p>
          </table:table-cell>
          <table:table-cell table:formula="of:=POWER([.I35]-(SUM([.I$32:.I$37])/6); 2)/(SUM([.I$32:.I$37])/6)" office:value-type="float" office:value="2.46153846153846" calcext:value-type="float">
            <text:p>2.46153846153846</text:p>
          </table:table-cell>
          <table:table-cell table:formula="of:=POWER([.J35]-(SUM([.J$32:.J$37])/6); 2)/(SUM([.J$32:.J$37])/6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formula="of:=SUM([.C36:.H36]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POWER([.C36]-(SUM([.C$32:.C$37])/6); 2)/(SUM([.C$32:.C$37])/6)" office:value-type="float" office:value="0.102564102564103" calcext:value-type="float">
            <text:p>0.102564102564103</text:p>
          </table:table-cell>
          <table:table-cell table:formula="of:=POWER([.D36]-(SUM([.D$32:.D$37])/6); 2)/(SUM([.D$32:.D$37])/6)" office:value-type="float" office:value="0.641025641025641" calcext:value-type="float">
            <text:p>0.641025641025641</text:p>
          </table:table-cell>
          <table:table-cell table:formula="of:=POWER([.E36]-(SUM([.E$32:.E$37])/6); 2)/(SUM([.E$32:.E$37])/6)" office:value-type="float" office:value="0.641025641025641" calcext:value-type="float">
            <text:p>0.641025641025641</text:p>
          </table:table-cell>
          <table:table-cell table:formula="of:=POWER([.F36]-(SUM([.F$32:.F$37])/6); 2)/(SUM([.F$32:.F$37])/6)" office:value-type="float" office:value="0.0256410256410256" calcext:value-type="float">
            <text:p>0.025641025641026</text:p>
          </table:table-cell>
          <table:table-cell table:formula="of:=POWER([.G36]-(SUM([.G$32:.G$37])/6); 2)/(SUM([.G$32:.G$37])/6)" office:value-type="float" office:value="0.102564102564103" calcext:value-type="float">
            <text:p>0.102564102564103</text:p>
          </table:table-cell>
          <table:table-cell table:formula="of:=POWER([.H36]-(SUM([.H$32:.H$37])/6); 2)/(SUM([.H$32:.H$37])/6)" office:value-type="float" office:value="0.41025641025641" calcext:value-type="float">
            <text:p>0.41025641025641</text:p>
          </table:table-cell>
          <table:table-cell table:formula="of:=POWER([.I36]-(SUM([.I$32:.I$37])/6); 2)/(SUM([.I$32:.I$37])/6)" office:value-type="float" office:value="0.346153846153846" calcext:value-type="float">
            <text:p>0.346153846153846</text:p>
          </table:table-cell>
          <table:table-cell table:formula="of:=POWER([.J36]-(SUM([.J$32:.J$37])/6); 2)/(SUM([.J$32:.J$37])/6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formula="of:=SUM([.C37:.H3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POWER([.C37]-(SUM([.C$32:.C$37])/6); 2)/(SUM([.C$32:.C$37])/6)" office:value-type="float" office:value="0.0256410256410256" calcext:value-type="float">
            <text:p>0.025641025641026</text:p>
          </table:table-cell>
          <table:table-cell table:formula="of:=POWER([.D37]-(SUM([.D$32:.D$37])/6); 2)/(SUM([.D$32:.D$37])/6)" office:value-type="float" office:value="0.102564102564103" calcext:value-type="float">
            <text:p>0.102564102564103</text:p>
          </table:table-cell>
          <table:table-cell table:formula="of:=POWER([.E37]-(SUM([.E$32:.E$37])/6); 2)/(SUM([.E$32:.E$37])/6)" office:value-type="float" office:value="0.41025641025641" calcext:value-type="float">
            <text:p>0.41025641025641</text:p>
          </table:table-cell>
          <table:table-cell table:formula="of:=POWER([.F37]-(SUM([.F$32:.F$37])/6); 2)/(SUM([.F$32:.F$37])/6)" office:value-type="float" office:value="2.56410256410256" calcext:value-type="float">
            <text:p>2.56410256410256</text:p>
          </table:table-cell>
          <table:table-cell table:formula="of:=POWER([.G37]-(SUM([.G$32:.G$37])/6); 2)/(SUM([.G$32:.G$37])/6)" office:value-type="float" office:value="0.0256410256410256" calcext:value-type="float">
            <text:p>0.025641025641026</text:p>
          </table:table-cell>
          <table:table-cell table:formula="of:=POWER([.H37]-(SUM([.H$32:.H$37])/6); 2)/(SUM([.H$32:.H$37])/6)" office:value-type="float" office:value="0.0256410256410256" calcext:value-type="float">
            <text:p>0.025641025641026</text:p>
          </table:table-cell>
          <table:table-cell table:formula="of:=POWER([.I37]-(SUM([.I$32:.I$37])/6); 2)/(SUM([.I$32:.I$37])/6)" office:value-type="float" office:value="0.961538461538462" calcext:value-type="float">
            <text:p>0.961538461538462</text:p>
          </table:table-cell>
          <table:table-cell table:formula="of:=POWER([.J37]-(SUM([.J$32:.J$37])/6); 2)/(SUM([.J$32:.J$37])/6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formula="of:=SUM([.I32:.I37])" office:value-type="float" office:value="156" calcext:value-type="float">
            <text:p>156</text:p>
          </table:table-cell>
          <table:table-cell/>
          <table:table-cell office:value-type="string" calcext:value-type="string">
            <text:p>Chisq-stats</text:p>
          </table:table-cell>
          <table:table-cell table:formula="of:=SUM([.L32:.L37])" office:value-type="float" office:value="3.53846153846154" calcext:value-type="float">
            <text:p>3.53846153846154</text:p>
          </table:table-cell>
          <table:table-cell table:formula="of:=SUM([.M32:.M37])" office:value-type="float" office:value="2.61538461538462" calcext:value-type="float">
            <text:p>2.61538461538462</text:p>
          </table:table-cell>
          <table:table-cell table:formula="of:=SUM([.N32:.N37])" office:value-type="float" office:value="4.46153846153846" calcext:value-type="float">
            <text:p>4.46153846153846</text:p>
          </table:table-cell>
          <table:table-cell table:formula="of:=SUM([.O32:.O37])" office:value-type="float" office:value="7.23076923076923" calcext:value-type="float">
            <text:p>7.23076923076923</text:p>
          </table:table-cell>
          <table:table-cell table:formula="of:=SUM([.P32:.P37])" office:value-type="float" office:value="4.92307692307692" calcext:value-type="float">
            <text:p>4.92307692307692</text:p>
          </table:table-cell>
          <table:table-cell table:formula="of:=SUM([.Q32:.Q37])" office:value-type="float" office:value="2.61538461538462" calcext:value-type="float">
            <text:p>2.61538461538462</text:p>
          </table:table-cell>
          <table:table-cell table:formula="of:=SUM([.R32:.R37])" office:value-type="float" office:value="5.15384615384615" calcext:value-type="float">
            <text:p>5.15384615384615</text:p>
          </table:table-cell>
          <table:table-cell table:formula="of:=SUM([.S32:.S37])" office:value-type="float" office:value="13.4" calcext:value-type="float">
            <text:p>13.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rob</text:p>
          </table:table-cell>
          <table:table-cell table:formula="of:=1-LEGACY.CHIDIST([.L38]; 5)" office:value-type="float" office:value="0.382423932359001" calcext:value-type="float">
            <text:p>0.382423932359001</text:p>
          </table:table-cell>
          <table:table-cell table:formula="of:=1-LEGACY.CHIDIST([.M38]; 5)" office:value-type="float" office:value="0.240973600967767" calcext:value-type="float">
            <text:p>0.240973600967767</text:p>
          </table:table-cell>
          <table:table-cell table:formula="of:=1-LEGACY.CHIDIST([.N38]; 5)" office:value-type="float" office:value="0.514954105634916" calcext:value-type="float">
            <text:p>0.514954105634916</text:p>
          </table:table-cell>
          <table:table-cell table:formula="of:=1-LEGACY.CHIDIST([.O38]; 5)" office:value-type="float" office:value="0.795964359153246" calcext:value-type="float">
            <text:p>0.795964359153246</text:p>
          </table:table-cell>
          <table:table-cell table:formula="of:=1-LEGACY.CHIDIST([.P38]; 5)" office:value-type="float" office:value="0.574659984272085" calcext:value-type="float">
            <text:p>0.574659984272085</text:p>
          </table:table-cell>
          <table:table-cell table:formula="of:=1-LEGACY.CHIDIST([.Q38]; 5)" office:value-type="float" office:value="0.240973600967767" calcext:value-type="float">
            <text:p>0.240973600967767</text:p>
          </table:table-cell>
          <table:table-cell table:formula="of:=1-LEGACY.CHIDIST([.R38]; 5)" office:value-type="float" office:value="0.602605239734633" calcext:value-type="float">
            <text:p>0.602605239734633</text:p>
          </table:table-cell>
          <table:table-cell table:formula="of:=1-LEGACY.CHIDIST([.S38]; 5)" office:value-type="float" office:value="0.980094779665226" calcext:value-type="float">
            <text:p>0.980094779665226</text:p>
          </table:table-cell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453.51pt" svg:height="255.09pt" svg:x="76.42pt" svg:y="557.89pt">
            <draw:object draw:notify-on-update-of-ranges="Sheet2.A31:Sheet2.A31 Sheet2.B31:Sheet2.H31 Sheet2.A32:Sheet2.A32 Sheet2.B32:Sheet2.H32 Sheet2.A33:Sheet2.A33 Sheet2.B33:Sheet2.H33 Sheet2.A34:Sheet2.A34 Sheet2.B34:Sheet2.H34 Sheet2.A35:Sheet2.A35 Sheet2.B35:Sheet2.H35 Sheet2.A36:Sheet2.A36 Sheet2.B36:Sheet2.H36 Sheet2.A37:Sheet2.A37 Sheet2.B37:Sheet2.H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test</text:p>
          </table:table-cell>
          <table:table-cell/>
          <table:table-cell table:formula="of:=[.B31]" office:value-type="string" office:string-value="red" calcext:value-type="string">
            <text:p>red</text:p>
          </table:table-cell>
          <table:table-cell table:formula="of:=[.C31]" office:value-type="string" office:string-value="blue" calcext:value-type="string">
            <text:p>blue</text:p>
          </table:table-cell>
          <table:table-cell table:formula="of:=[.D31]" office:value-type="string" office:string-value="green" calcext:value-type="string">
            <text:p>green</text:p>
          </table:table-cell>
          <table:table-cell table:formula="of:=[.E31]" office:value-type="string" office:string-value="yellow" calcext:value-type="string">
            <text:p>yellow</text:p>
          </table:table-cell>
          <table:table-cell table:formula="of:=[.F31]" office:value-type="string" office:string-value="black" calcext:value-type="string">
            <text:p>black</text:p>
          </table:table-cell>
          <table:table-cell table:formula="of:=[.G31]" office:value-type="string" office:string-value="white" calcext:value-type="string">
            <text:p>white</text:p>
          </table:table-cell>
          <table:table-cell table:formula="of:=[.H31]" office:value-type="string" office:string-value="sum" calcext:value-type="string">
            <text:p>sum</text:p>
          </table:table-cell>
          <table:table-cell table:formula="of:=[.I31]" office:value-type="string" office:string-value="test" calcext:value-type="string">
            <text:p>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7" table:formula="of:=FREQUENCY([.A2:.A27];[.$A$32:.$A$37])" office:value-type="float" office:value="2" calcext:value-type="float">
            <text:p>2</text:p>
          </table:table-cell>
          <table:table-cell table:number-matrix-columns-spanned="1" table:number-matrix-rows-spanned="7" table:formula="of:=FREQUENCY([.B2:.B27];[.$A$32:.$A$37])" office:value-type="float" office:value="5" calcext:value-type="float">
            <text:p>5</text:p>
          </table:table-cell>
          <table:table-cell table:number-matrix-columns-spanned="1" table:number-matrix-rows-spanned="7" table:formula="of:=FREQUENCY([.C2:.C27];[.$A$32:.$A$37])" office:value-type="float" office:value="2" calcext:value-type="float">
            <text:p>2</text:p>
          </table:table-cell>
          <table:table-cell table:number-matrix-columns-spanned="1" table:number-matrix-rows-spanned="7" table:formula="of:=FREQUENCY([.D2:.D27];[.$A$32:.$A$37])" office:value-type="float" office:value="4" calcext:value-type="float">
            <text:p>4</text:p>
          </table:table-cell>
          <table:table-cell table:number-matrix-columns-spanned="1" table:number-matrix-rows-spanned="7" table:formula="of:=FREQUENCY([.E2:.E27];[.$A$32:.$A$37])" office:value-type="float" office:value="5" calcext:value-type="float">
            <text:p>5</text:p>
          </table:table-cell>
          <table:table-cell table:style-name="ce1" table:number-matrix-columns-spanned="1" table:number-matrix-rows-spanned="7" table:formula="of:=FREQUENCY([.F2:.F27];[.$A$32:.$A$37])" office:value-type="float" office:value="3" calcext:value-type="float">
            <text:p>3</text:p>
          </table:table-cell>
          <table:table-cell table:formula="of:=SUM([.B32:.G32]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table:formula="of:=POWER([.B32]-(SUM([.B$32:.B$37])/6); 2)/(SUM([.B$32:.B$37])/6)" office:value-type="float" office:value="1.12666666666667" calcext:value-type="float">
            <text:p>1.12666666666667</text:p>
          </table:table-cell>
          <table:table-cell table:formula="of:=POWER([.C32]-(SUM([.C$32:.C$37])/6); 2)/(SUM([.C$32:.C$37])/6)" office:value-type="float" office:value="0.166666666666667" calcext:value-type="float">
            <text:p>0.166666666666667</text:p>
          </table:table-cell>
          <table:table-cell table:formula="of:=POWER([.D32]-(SUM([.D$32:.D$37])/6); 2)/(SUM([.D$32:.D$37])/6)" office:value-type="float" office:value="1.12666666666667" calcext:value-type="float">
            <text:p>1.12666666666667</text:p>
          </table:table-cell>
          <table:table-cell table:formula="of:=POWER([.E32]-(SUM([.E$32:.E$37])/6); 2)/(SUM([.E$32:.E$37])/6)" office:value-type="float" office:value="0.00666666666666669" calcext:value-type="float">
            <text:p>0.006666666666667</text:p>
          </table:table-cell>
          <table:table-cell table:formula="of:=POWER([.F32]-(SUM([.F$32:.F$37])/6); 2)/(SUM([.F$32:.F$37])/6)" office:value-type="float" office:value="0.166666666666667" calcext:value-type="float">
            <text:p>0.166666666666667</text:p>
          </table:table-cell>
          <table:table-cell table:formula="of:=POWER([.G32]-(SUM([.G$32:.G$37])/6); 2)/(SUM([.G$32:.G$37])/6)" office:value-type="float" office:value="0.326666666666667" calcext:value-type="float">
            <text:p>0.326666666666667</text:p>
          </table:table-cell>
          <table:table-cell table:formula="of:=POWER([.H32]-(SUM([.H$32:.H$37])/6); 2)/(SUM([.H$32:.H$37])/6)" office:value-type="float" office:value="0.64" calcext:value-type="float">
            <text:p>0.64</text:p>
          </table:table-cell>
          <table:table-cell table:formula="of:=POWER([.I32]-(SUM([.I$32:.I$37])/6); 2)/(SUM([.I$32:.I$37])/6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formula="of:=SUM([.B33:.G33]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table:formula="of:=POWER([.B33]-(SUM([.B$32:.B$37])/6); 2)/(SUM([.B$32:.B$37])/6)" office:value-type="float" office:value="0.00666666666666669" calcext:value-type="float">
            <text:p>0.006666666666667</text:p>
          </table:table-cell>
          <table:table-cell table:formula="of:=POWER([.C33]-(SUM([.C$32:.C$37])/6); 2)/(SUM([.C$32:.C$37])/6)" office:value-type="float" office:value="0.00666666666666669" calcext:value-type="float">
            <text:p>0.006666666666667</text:p>
          </table:table-cell>
          <table:table-cell table:formula="of:=POWER([.D33]-(SUM([.D$32:.D$37])/6); 2)/(SUM([.D$32:.D$37])/6)" office:value-type="float" office:value="1.12666666666667" calcext:value-type="float">
            <text:p>1.12666666666667</text:p>
          </table:table-cell>
          <table:table-cell table:formula="of:=POWER([.E33]-(SUM([.E$32:.E$37])/6); 2)/(SUM([.E$32:.E$37])/6)" office:value-type="float" office:value="0.166666666666667" calcext:value-type="float">
            <text:p>0.166666666666667</text:p>
          </table:table-cell>
          <table:table-cell table:formula="of:=POWER([.F33]-(SUM([.F$32:.F$37])/6); 2)/(SUM([.F$32:.F$37])/6)" office:value-type="float" office:value="0.326666666666667" calcext:value-type="float">
            <text:p>0.326666666666667</text:p>
          </table:table-cell>
          <table:table-cell table:formula="of:=POWER([.G33]-(SUM([.G$32:.G$37])/6); 2)/(SUM([.G$32:.G$37])/6)" office:value-type="float" office:value="0.166666666666667" calcext:value-type="float">
            <text:p>0.166666666666667</text:p>
          </table:table-cell>
          <table:table-cell table:formula="of:=POWER([.H33]-(SUM([.H$32:.H$37])/6); 2)/(SUM([.H$32:.H$37])/6)" office:value-type="float" office:value="0.16" calcext:value-type="float">
            <text:p>0.16</text:p>
          </table:table-cell>
          <table:table-cell table:formula="of:=POWER([.I33]-(SUM([.I$32:.I$37])/6); 2)/(SUM([.I$32:.I$37])/6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formula="of:=SUM([.B34:.G34])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table:formula="of:=POWER([.B34]-(SUM([.B$32:.B$37])/6); 2)/(SUM([.B$32:.B$37])/6)" office:value-type="float" office:value="0.00666666666666669" calcext:value-type="float">
            <text:p>0.006666666666667</text:p>
          </table:table-cell>
          <table:table-cell table:formula="of:=POWER([.C34]-(SUM([.C$32:.C$37])/6); 2)/(SUM([.C$32:.C$37])/6)" office:value-type="float" office:value="0.00666666666666669" calcext:value-type="float">
            <text:p>0.006666666666667</text:p>
          </table:table-cell>
          <table:table-cell table:formula="of:=POWER([.D34]-(SUM([.D$32:.D$37])/6); 2)/(SUM([.D$32:.D$37])/6)" office:value-type="float" office:value="0.166666666666667" calcext:value-type="float">
            <text:p>0.166666666666667</text:p>
          </table:table-cell>
          <table:table-cell table:formula="of:=POWER([.E34]-(SUM([.E$32:.E$37])/6); 2)/(SUM([.E$32:.E$37])/6)" office:value-type="float" office:value="0.326666666666667" calcext:value-type="float">
            <text:p>0.326666666666667</text:p>
          </table:table-cell>
          <table:table-cell table:formula="of:=POWER([.F34]-(SUM([.F$32:.F$37])/6); 2)/(SUM([.F$32:.F$37])/6)" office:value-type="float" office:value="0.806666666666666" calcext:value-type="float">
            <text:p>0.806666666666666</text:p>
          </table:table-cell>
          <table:table-cell table:formula="of:=POWER([.G34]-(SUM([.G$32:.G$37])/6); 2)/(SUM([.G$32:.G$37])/6)" office:value-type="float" office:value="0.00666666666666669" calcext:value-type="float">
            <text:p>0.006666666666667</text:p>
          </table:table-cell>
          <table:table-cell table:formula="of:=POWER([.H34]-(SUM([.H$32:.H$37])/6); 2)/(SUM([.H$32:.H$37])/6)" office:value-type="float" office:value="0.04" calcext:value-type="float">
            <text:p>0.04</text:p>
          </table:table-cell>
          <table:table-cell table:formula="of:=POWER([.I34]-(SUM([.I$32:.I$37])/6); 2)/(SUM([.I$32:.I$37])/6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formula="of:=SUM([.B35:.G35]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table:formula="of:=POWER([.B35]-(SUM([.B$32:.B$37])/6); 2)/(SUM([.B$32:.B$37])/6)" office:value-type="float" office:value="1.12666666666667" calcext:value-type="float">
            <text:p>1.12666666666667</text:p>
          </table:table-cell>
          <table:table-cell table:formula="of:=POWER([.C35]-(SUM([.C$32:.C$37])/6); 2)/(SUM([.C$32:.C$37])/6)" office:value-type="float" office:value="0.326666666666667" calcext:value-type="float">
            <text:p>0.326666666666667</text:p>
          </table:table-cell>
          <table:table-cell table:formula="of:=POWER([.D35]-(SUM([.D$32:.D$37])/6); 2)/(SUM([.D$32:.D$37])/6)" office:value-type="float" office:value="1.92666666666667" calcext:value-type="float">
            <text:p>1.92666666666667</text:p>
          </table:table-cell>
          <table:table-cell table:formula="of:=POWER([.E35]-(SUM([.E$32:.E$37])/6); 2)/(SUM([.E$32:.E$37])/6)" office:value-type="float" office:value="2.40666666666667" calcext:value-type="float">
            <text:p>2.40666666666667</text:p>
          </table:table-cell>
          <table:table-cell table:formula="of:=POWER([.F35]-(SUM([.F$32:.F$37])/6); 2)/(SUM([.F$32:.F$37])/6)" office:value-type="float" office:value="0.00666666666666669" calcext:value-type="float">
            <text:p>0.006666666666667</text:p>
          </table:table-cell>
          <table:table-cell table:formula="of:=POWER([.G35]-(SUM([.G$32:.G$37])/6); 2)/(SUM([.G$32:.G$37])/6)" office:value-type="float" office:value="0.00666666666666669" calcext:value-type="float">
            <text:p>0.006666666666667</text:p>
          </table:table-cell>
          <table:table-cell table:formula="of:=POWER([.H35]-(SUM([.H$32:.H$37])/6); 2)/(SUM([.H$32:.H$37])/6)" office:value-type="float" office:value="0.64" calcext:value-type="float">
            <text:p>0.64</text:p>
          </table:table-cell>
          <table:table-cell table:formula="of:=POWER([.I35]-(SUM([.I$32:.I$37])/6); 2)/(SUM([.I$32:.I$37])/6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B36:.G36]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POWER([.B36]-(SUM([.B$32:.B$37])/6); 2)/(SUM([.B$32:.B$37])/6)" office:value-type="float" office:value="3.52666666666667" calcext:value-type="float">
            <text:p>3.52666666666667</text:p>
          </table:table-cell>
          <table:table-cell table:formula="of:=POWER([.C36]-(SUM([.C$32:.C$37])/6); 2)/(SUM([.C$32:.C$37])/6)" office:value-type="float" office:value="0.00666666666666669" calcext:value-type="float">
            <text:p>0.006666666666667</text:p>
          </table:table-cell>
          <table:table-cell table:formula="of:=POWER([.D36]-(SUM([.D$32:.D$37])/6); 2)/(SUM([.D$32:.D$37])/6)" office:value-type="float" office:value="0.326666666666667" calcext:value-type="float">
            <text:p>0.326666666666667</text:p>
          </table:table-cell>
          <table:table-cell table:formula="of:=POWER([.E36]-(SUM([.E$32:.E$37])/6); 2)/(SUM([.E$32:.E$37])/6)" office:value-type="float" office:value="1.92666666666667" calcext:value-type="float">
            <text:p>1.92666666666667</text:p>
          </table:table-cell>
          <table:table-cell table:formula="of:=POWER([.F36]-(SUM([.F$32:.F$37])/6); 2)/(SUM([.F$32:.F$37])/6)" office:value-type="float" office:value="0.326666666666667" calcext:value-type="float">
            <text:p>0.326666666666667</text:p>
          </table:table-cell>
          <table:table-cell table:formula="of:=POWER([.G36]-(SUM([.G$32:.G$37])/6); 2)/(SUM([.G$32:.G$37])/6)" office:value-type="float" office:value="0.00666666666666669" calcext:value-type="float">
            <text:p>0.006666666666667</text:p>
          </table:table-cell>
          <table:table-cell table:formula="of:=POWER([.H36]-(SUM([.H$32:.H$37])/6); 2)/(SUM([.H$32:.H$37])/6)" office:value-type="float" office:value="0.64" calcext:value-type="float">
            <text:p>0.64</text:p>
          </table:table-cell>
          <table:table-cell table:formula="of:=POWER([.I36]-(SUM([.I$32:.I$37])/6); 2)/(SUM([.I$32:.I$37])/6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formula="of:=SUM([.B37:.G37])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POWER([.B37]-(SUM([.B$32:.B$37])/6); 2)/(SUM([.B$32:.B$37])/6)" office:value-type="float" office:value="0.166666666666667" calcext:value-type="float">
            <text:p>0.166666666666667</text:p>
          </table:table-cell>
          <table:table-cell table:formula="of:=POWER([.C37]-(SUM([.C$32:.C$37])/6); 2)/(SUM([.C$32:.C$37])/6)" office:value-type="float" office:value="0.166666666666667" calcext:value-type="float">
            <text:p>0.166666666666667</text:p>
          </table:table-cell>
          <table:table-cell table:formula="of:=POWER([.D37]-(SUM([.D$32:.D$37])/6); 2)/(SUM([.D$32:.D$37])/6)" office:value-type="float" office:value="0.806666666666666" calcext:value-type="float">
            <text:p>0.806666666666666</text:p>
          </table:table-cell>
          <table:table-cell table:formula="of:=POWER([.E37]-(SUM([.E$32:.E$37])/6); 2)/(SUM([.E$32:.E$37])/6)" office:value-type="float" office:value="0.166666666666667" calcext:value-type="float">
            <text:p>0.166666666666667</text:p>
          </table:table-cell>
          <table:table-cell table:formula="of:=POWER([.F37]-(SUM([.F$32:.F$37])/6); 2)/(SUM([.F$32:.F$37])/6)" office:value-type="float" office:value="0.00666666666666669" calcext:value-type="float">
            <text:p>0.006666666666667</text:p>
          </table:table-cell>
          <table:table-cell table:formula="of:=POWER([.G37]-(SUM([.G$32:.G$37])/6); 2)/(SUM([.G$32:.G$37])/6)" office:value-type="float" office:value="0.166666666666667" calcext:value-type="float">
            <text:p>0.166666666666667</text:p>
          </table:table-cell>
          <table:table-cell table:formula="of:=POWER([.H37]-(SUM([.H$32:.H$37])/6); 2)/(SUM([.H$32:.H$37])/6)" office:value-type="float" office:value="1" calcext:value-type="float">
            <text:p>1</text:p>
          </table:table-cell>
          <table:table-cell table:formula="of:=POWER([.I37]-(SUM([.I$32:.I$37])/6); 2)/(SUM([.I$32:.I$37])/6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formula="of:=SUM([.H32:.H37])" office:value-type="float" office:value="150" calcext:value-type="float">
            <text:p>150</text:p>
          </table:table-cell>
          <table:table-cell/>
          <table:table-cell office:value-type="string" calcext:value-type="string">
            <text:p>Chisq-stats</text:p>
          </table:table-cell>
          <table:table-cell table:formula="of:=SUM([.K32:.K37])" office:value-type="float" office:value="5.96" calcext:value-type="float">
            <text:p>5.96</text:p>
          </table:table-cell>
          <table:table-cell table:formula="of:=SUM([.L32:.L37])" office:value-type="float" office:value="0.68" calcext:value-type="float">
            <text:p>0.68</text:p>
          </table:table-cell>
          <table:table-cell table:formula="of:=SUM([.M32:.M37])" office:value-type="float" office:value="5.48" calcext:value-type="float">
            <text:p>5.48</text:p>
          </table:table-cell>
          <table:table-cell table:formula="of:=SUM([.N32:.N37])" office:value-type="float" office:value="5" calcext:value-type="float">
            <text:p>5</text:p>
          </table:table-cell>
          <table:table-cell table:formula="of:=SUM([.O32:.O37])" office:value-type="float" office:value="1.64" calcext:value-type="float">
            <text:p>1.64</text:p>
          </table:table-cell>
          <table:table-cell table:formula="of:=SUM([.P32:.P37])" office:value-type="float" office:value="0.68" calcext:value-type="float">
            <text:p>0.68</text:p>
          </table:table-cell>
          <table:table-cell table:formula="of:=SUM([.Q32:.Q37])" office:value-type="float" office:value="3.12" calcext:value-type="float">
            <text:p>3.12</text:p>
          </table:table-cell>
          <table:table-cell table:formula="of:=SUM([.R32:.R37])" office:value-type="float" office:value="13.4" calcext:value-type="float">
            <text:p>13.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rob</text:p>
          </table:table-cell>
          <table:table-cell table:formula="of:=1-LEGACY.CHIDIST([.K38]; 5)" office:value-type="float" office:value="0.689869425536438" calcext:value-type="float">
            <text:p>0.689869425536438</text:p>
          </table:table-cell>
          <table:table-cell table:formula="of:=1-LEGACY.CHIDIST([.L38]; 5)" office:value-type="float" office:value="0.0159517361286036" calcext:value-type="float">
            <text:p>0.015951736128604</text:p>
          </table:table-cell>
          <table:table-cell table:formula="of:=1-LEGACY.CHIDIST([.M38]; 5)" office:value-type="float" office:value="0.639856061985699" calcext:value-type="float">
            <text:p>0.639856061985699</text:p>
          </table:table-cell>
          <table:table-cell table:formula="of:=1-LEGACY.CHIDIST([.N38]; 5)" office:value-type="float" office:value="0.584119813004492" calcext:value-type="float">
            <text:p>0.584119813004492</text:p>
          </table:table-cell>
          <table:table-cell table:formula="of:=1-LEGACY.CHIDIST([.O38]; 5)" office:value-type="float" office:value="0.103629663137113" calcext:value-type="float">
            <text:p>0.103629663137113</text:p>
          </table:table-cell>
          <table:table-cell table:formula="of:=1-LEGACY.CHIDIST([.P38]; 5)" office:value-type="float" office:value="0.0159517361286036" calcext:value-type="float">
            <text:p>0.015951736128604</text:p>
          </table:table-cell>
          <table:table-cell table:formula="of:=1-LEGACY.CHIDIST([.Q38]; 5)" office:value-type="float" office:value="0.318508550144259" calcext:value-type="float">
            <text:p>0.318508550144259</text:p>
          </table:table-cell>
          <table:table-cell table:formula="of:=1-LEGACY.CHIDIST([.R38]; 5)" office:value-type="float" office:value="0.980094779665226" calcext:value-type="float">
            <text:p>0.980094779665226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628.75pt" svg:y="208.03pt">
            <draw:object draw:notify-on-update-of-ranges="Sheet3.B2:Sheet3.B2 Sheet3.C2:Sheet3.J2 Sheet3.B3:Sheet3.B3 Sheet3.C3:Sheet3.J3 Sheet3.B4:Sheet3.B4 Sheet3.C4:Sheet3.J4 Sheet3.B5:Sheet3.B5 Sheet3.C5:Sheet3.J5 Sheet3.B6:Sheet3.B6 Sheet3.C6:Sheet3.J6 Sheet3.B7:Sheet3.B7 Sheet3.C7:Sheet3.J7 Sheet3.B8:Sheet3.B8 Sheet3.C8:Sheet3.J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ce1"/>
        <table:table-column table:style-name="co1" table:number-columns-repeated="12" table:default-cell-style-name="Default"/>
        <table:table-row table:style-name="ro1"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test</text:p>
          </table:table-cell>
          <table:table-cell/>
          <table:table-cell table:formula="of:=[.C2]" office:value-type="string" office:string-value="red" calcext:value-type="string">
            <text:p>red</text:p>
          </table:table-cell>
          <table:table-cell table:formula="of:=[.D2]" office:value-type="string" office:string-value="blue" calcext:value-type="string">
            <text:p>blue</text:p>
          </table:table-cell>
          <table:table-cell table:formula="of:=[.E2]" office:value-type="string" office:string-value="green" calcext:value-type="string">
            <text:p>green</text:p>
          </table:table-cell>
          <table:table-cell table:formula="of:=[.F2]" office:value-type="string" office:string-value="yellow" calcext:value-type="string">
            <text:p>yellow</text:p>
          </table:table-cell>
          <table:table-cell table:formula="of:=[.G2]" office:value-type="string" office:string-value="black" calcext:value-type="string">
            <text:p>black</text:p>
          </table:table-cell>
          <table:table-cell table:formula="of:=[.H2]" office:value-type="string" office:string-value="white" calcext:value-type="string">
            <text:p>white</text:p>
          </table:table-cell>
          <table:table-cell table:formula="of:=[.I2]" office:value-type="string" office:string-value="sum" calcext:value-type="string">
            <text:p>sum</text:p>
          </table:table-cell>
          <table:table-cell table:formula="of:=[.J2]" office:value-type="string" office:string-value="test" calcext:value-type="string">
            <text:p>tes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1" table:number-matrix-rows-spanned="7" table:formula="of:=FREQUENCY([.B12:.B62];[.$B$3:.$B$8])" office:value-type="float" office:value="3" calcext:value-type="float">
            <text:p>3</text:p>
          </table:table-cell>
          <table:table-cell table:number-matrix-columns-spanned="1" table:number-matrix-rows-spanned="7" table:formula="of:=FREQUENCY([.C12:.C62];[.$B$3:.$B$8])" office:value-type="float" office:value="7" calcext:value-type="float">
            <text:p>7</text:p>
          </table:table-cell>
          <table:table-cell table:number-matrix-columns-spanned="1" table:number-matrix-rows-spanned="7" table:formula="of:=FREQUENCY([.D12:.D62];[.$B$3:.$B$8])" office:value-type="float" office:value="8" calcext:value-type="float">
            <text:p>8</text:p>
          </table:table-cell>
          <table:table-cell table:number-matrix-columns-spanned="1" table:number-matrix-rows-spanned="7" table:formula="of:=FREQUENCY([.E12:.E62];[.$B$3:.$B$8])" office:value-type="float" office:value="11" calcext:value-type="float">
            <text:p>11</text:p>
          </table:table-cell>
          <table:table-cell table:number-matrix-columns-spanned="1" table:number-matrix-rows-spanned="7" table:formula="of:=FREQUENCY([.F12:.F62];[.$B$3:.$B$8])" office:value-type="float" office:value="11" calcext:value-type="float">
            <text:p>11</text:p>
          </table:table-cell>
          <table:table-cell table:style-name="ce1" table:number-matrix-columns-spanned="1" table:number-matrix-rows-spanned="7" table:formula="of:=FREQUENCY([.G12:.G62];[.$B$3:.$B$8])" office:value-type="float" office:value="7" calcext:value-type="float">
            <text:p>7</text:p>
          </table:table-cell>
          <table:table-cell table:formula="of:=SUM([.C3:.H3]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table:formula="of:=POWER([.C3]-(SUM([.C$3:.C$8])/6); 2)/(SUM([.C$3:.C$8])/6)" office:value-type="float" office:value="3.55882352941176" calcext:value-type="float">
            <text:p>3.55882352941176</text:p>
          </table:table-cell>
          <table:table-cell table:formula="of:=POWER([.D3]-(SUM([.D$3:.D$8])/6); 2)/(SUM([.D$3:.D$8])/6)" office:value-type="float" office:value="0.264705882352941" calcext:value-type="float">
            <text:p>0.264705882352941</text:p>
          </table:table-cell>
          <table:table-cell table:formula="of:=POWER([.E3]-(SUM([.E$3:.E$8])/6); 2)/(SUM([.E$3:.E$8])/6)" office:value-type="float" office:value="0.0294117647058823" calcext:value-type="float">
            <text:p>0.029411764705882</text:p>
          </table:table-cell>
          <table:table-cell table:formula="of:=POWER([.F3]-(SUM([.F$3:.F$8])/6); 2)/(SUM([.F$3:.F$8])/6)" office:value-type="float" office:value="0.735294117647059" calcext:value-type="float">
            <text:p>0.735294117647059</text:p>
          </table:table-cell>
          <table:table-cell table:formula="of:=POWER([.G3]-(SUM([.G$3:.G$8])/6); 2)/(SUM([.G$3:.G$8])/6)" office:value-type="float" office:value="0.735294117647059" calcext:value-type="float">
            <text:p>0.735294117647059</text:p>
          </table:table-cell>
          <table:table-cell table:formula="of:=POWER([.H3]-(SUM([.H$3:.H$8])/6); 2)/(SUM([.H$3:.H$8])/6)" office:value-type="float" office:value="0.264705882352941" calcext:value-type="float">
            <text:p>0.264705882352941</text:p>
          </table:table-cell>
          <table:table-cell table:formula="of:=POWER([.I3]-(SUM([.I$3:.I$8])/6); 2)/(SUM([.I$3:.I$8])/6)" office:value-type="float" office:value="0.313725490196078" calcext:value-type="float">
            <text:p>0.313725490196078</text:p>
          </table:table-cell>
          <table:table-cell table:formula="of:=POWER([.J3]-(SUM([.J$3:.J$8])/6); 2)/(SUM([.J$3:.J$8])/6)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SUM([.C4:.H4])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/>
          <table:table-cell table:formula="of:=POWER([.C4]-(SUM([.C$3:.C$8])/6); 2)/(SUM([.C$3:.C$8])/6)" office:value-type="float" office:value="0.264705882352941" calcext:value-type="float">
            <text:p>0.264705882352941</text:p>
          </table:table-cell>
          <table:table-cell table:formula="of:=POWER([.D4]-(SUM([.D$3:.D$8])/6); 2)/(SUM([.D$3:.D$8])/6)" office:value-type="float" office:value="0.0294117647058823" calcext:value-type="float">
            <text:p>0.029411764705882</text:p>
          </table:table-cell>
          <table:table-cell table:formula="of:=POWER([.E4]-(SUM([.E$3:.E$8])/6); 2)/(SUM([.E$3:.E$8])/6)" office:value-type="float" office:value="0.264705882352941" calcext:value-type="float">
            <text:p>0.264705882352941</text:p>
          </table:table-cell>
          <table:table-cell table:formula="of:=POWER([.F4]-(SUM([.F$3:.F$8])/6); 2)/(SUM([.F$3:.F$8])/6)" office:value-type="float" office:value="0.264705882352941" calcext:value-type="float">
            <text:p>0.264705882352941</text:p>
          </table:table-cell>
          <table:table-cell table:formula="of:=POWER([.G4]-(SUM([.G$3:.G$8])/6); 2)/(SUM([.G$3:.G$8])/6)" office:value-type="float" office:value="1.44117647058824" calcext:value-type="float">
            <text:p>1.44117647058824</text:p>
          </table:table-cell>
          <table:table-cell table:formula="of:=POWER([.H4]-(SUM([.H$3:.H$8])/6); 2)/(SUM([.H$3:.H$8])/6)" office:value-type="float" office:value="0.0294117647058823" calcext:value-type="float">
            <text:p>0.029411764705882</text:p>
          </table:table-cell>
          <table:table-cell table:formula="of:=POWER([.I4]-(SUM([.I$3:.I$8])/6); 2)/(SUM([.I$3:.I$8])/6)" office:value-type="float" office:value="0.0784313725490196" calcext:value-type="float">
            <text:p>0.07843137254902</text:p>
          </table:table-cell>
          <table:table-cell table:formula="of:=POWER([.J4]-(SUM([.J$3:.J$8])/6); 2)/(SUM([.J$3:.J$8])/6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formula="of:=SUM([.C5:.H5])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/>
          <table:table-cell table:formula="of:=POWER([.C5]-(SUM([.C$3:.C$8])/6); 2)/(SUM([.C$3:.C$8])/6)" office:value-type="float" office:value="0.0294117647058823" calcext:value-type="float">
            <text:p>0.029411764705882</text:p>
          </table:table-cell>
          <table:table-cell table:formula="of:=POWER([.D5]-(SUM([.D$3:.D$8])/6); 2)/(SUM([.D$3:.D$8])/6)" office:value-type="float" office:value="0.0294117647058823" calcext:value-type="float">
            <text:p>0.029411764705882</text:p>
          </table:table-cell>
          <table:table-cell table:formula="of:=POWER([.E5]-(SUM([.E$3:.E$8])/6); 2)/(SUM([.E$3:.E$8])/6)" office:value-type="float" office:value="0.735294117647059" calcext:value-type="float">
            <text:p>0.735294117647059</text:p>
          </table:table-cell>
          <table:table-cell table:formula="of:=POWER([.F5]-(SUM([.F$3:.F$8])/6); 2)/(SUM([.F$3:.F$8])/6)" office:value-type="float" office:value="1.44117647058824" calcext:value-type="float">
            <text:p>1.44117647058824</text:p>
          </table:table-cell>
          <table:table-cell table:formula="of:=POWER([.G5]-(SUM([.G$3:.G$8])/6); 2)/(SUM([.G$3:.G$8])/6)" office:value-type="float" office:value="0.0294117647058823" calcext:value-type="float">
            <text:p>0.029411764705882</text:p>
          </table:table-cell>
          <table:table-cell table:formula="of:=POWER([.H5]-(SUM([.H$3:.H$8])/6); 2)/(SUM([.H$3:.H$8])/6)" office:value-type="float" office:value="0.0294117647058823" calcext:value-type="float">
            <text:p>0.029411764705882</text:p>
          </table:table-cell>
          <table:table-cell table:formula="of:=POWER([.I5]-(SUM([.I$3:.I$8])/6); 2)/(SUM([.I$3:.I$8])/6)" office:value-type="float" office:value="0.490196078431373" calcext:value-type="float">
            <text:p>0.490196078431373</text:p>
          </table:table-cell>
          <table:table-cell table:formula="of:=POWER([.J5]-(SUM([.J$3:.J$8])/6); 2)/(SUM([.J$3:.J$8])/6)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formula="of:=SUM([.C6:.H6])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table:formula="of:=POWER([.C6]-(SUM([.C$3:.C$8])/6); 2)/(SUM([.C$3:.C$8])/6)" office:value-type="float" office:value="0.264705882352941" calcext:value-type="float">
            <text:p>0.264705882352941</text:p>
          </table:table-cell>
          <table:table-cell table:formula="of:=POWER([.D6]-(SUM([.D$3:.D$8])/6); 2)/(SUM([.D$3:.D$8])/6)" office:value-type="float" office:value="0.735294117647059" calcext:value-type="float">
            <text:p>0.735294117647059</text:p>
          </table:table-cell>
          <table:table-cell table:formula="of:=POWER([.E6]-(SUM([.E$3:.E$8])/6); 2)/(SUM([.E$3:.E$8])/6)" office:value-type="float" office:value="1.44117647058824" calcext:value-type="float">
            <text:p>1.44117647058824</text:p>
          </table:table-cell>
          <table:table-cell table:formula="of:=POWER([.F6]-(SUM([.F$3:.F$8])/6); 2)/(SUM([.F$3:.F$8])/6)" office:value-type="float" office:value="0.0294117647058823" calcext:value-type="float">
            <text:p>0.029411764705882</text:p>
          </table:table-cell>
          <table:table-cell table:formula="of:=POWER([.G6]-(SUM([.G$3:.G$8])/6); 2)/(SUM([.G$3:.G$8])/6)" office:value-type="float" office:value="0.735294117647059" calcext:value-type="float">
            <text:p>0.735294117647059</text:p>
          </table:table-cell>
          <table:table-cell table:formula="of:=POWER([.H6]-(SUM([.H$3:.H$8])/6); 2)/(SUM([.H$3:.H$8])/6)" office:value-type="float" office:value="0.735294117647059" calcext:value-type="float">
            <text:p>0.735294117647059</text:p>
          </table:table-cell>
          <table:table-cell table:formula="of:=POWER([.I6]-(SUM([.I$3:.I$8])/6); 2)/(SUM([.I$3:.I$8])/6)" office:value-type="float" office:value="0.313725490196078" calcext:value-type="float">
            <text:p>0.313725490196078</text:p>
          </table:table-cell>
          <table:table-cell table:formula="of:=POWER([.J6]-(SUM([.J$3:.J$8])/6); 2)/(SUM([.J$3:.J$8])/6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formula="of:=SUM([.C7:.H7])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POWER([.C7]-(SUM([.C$3:.C$8])/6); 2)/(SUM([.C$3:.C$8])/6)" office:value-type="float" office:value="2.38235294117647" calcext:value-type="float">
            <text:p>2.38235294117647</text:p>
          </table:table-cell>
          <table:table-cell table:formula="of:=POWER([.D7]-(SUM([.D$3:.D$8])/6); 2)/(SUM([.D$3:.D$8])/6)" office:value-type="float" office:value="0.264705882352941" calcext:value-type="float">
            <text:p>0.264705882352941</text:p>
          </table:table-cell>
          <table:table-cell table:formula="of:=POWER([.E7]-(SUM([.E$3:.E$8])/6); 2)/(SUM([.E$3:.E$8])/6)" office:value-type="float" office:value="0.0294117647058823" calcext:value-type="float">
            <text:p>0.029411764705882</text:p>
          </table:table-cell>
          <table:table-cell table:formula="of:=POWER([.F7]-(SUM([.F$3:.F$8])/6); 2)/(SUM([.F$3:.F$8])/6)" office:value-type="float" office:value="0.735294117647059" calcext:value-type="float">
            <text:p>0.735294117647059</text:p>
          </table:table-cell>
          <table:table-cell table:formula="of:=POWER([.G7]-(SUM([.G$3:.G$8])/6); 2)/(SUM([.G$3:.G$8])/6)" office:value-type="float" office:value="0.0294117647058823" calcext:value-type="float">
            <text:p>0.029411764705882</text:p>
          </table:table-cell>
          <table:table-cell table:formula="of:=POWER([.H7]-(SUM([.H$3:.H$8])/6); 2)/(SUM([.H$3:.H$8])/6)" office:value-type="float" office:value="0.264705882352941" calcext:value-type="float">
            <text:p>0.264705882352941</text:p>
          </table:table-cell>
          <table:table-cell table:formula="of:=POWER([.I7]-(SUM([.I$3:.I$8])/6); 2)/(SUM([.I$3:.I$8])/6)" office:value-type="float" office:value="0.96078431372549" calcext:value-type="float">
            <text:p>0.96078431372549</text:p>
          </table:table-cell>
          <table:table-cell table:formula="of:=POWER([.J7]-(SUM([.J$3:.J$8])/6); 2)/(SUM([.J$3:.J$8])/6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formula="of:=SUM([.C8:.H8])"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POWER([.C8]-(SUM([.C$3:.C$8])/6); 2)/(SUM([.C$3:.C$8])/6)" office:value-type="float" office:value="0.0294117647058823" calcext:value-type="float">
            <text:p>0.029411764705882</text:p>
          </table:table-cell>
          <table:table-cell table:formula="of:=POWER([.D8]-(SUM([.D$3:.D$8])/6); 2)/(SUM([.D$3:.D$8])/6)" office:value-type="float" office:value="0.264705882352941" calcext:value-type="float">
            <text:p>0.264705882352941</text:p>
          </table:table-cell>
          <table:table-cell table:formula="of:=POWER([.E8]-(SUM([.E$3:.E$8])/6); 2)/(SUM([.E$3:.E$8])/6)" office:value-type="float" office:value="0.0294117647058823" calcext:value-type="float">
            <text:p>0.029411764705882</text:p>
          </table:table-cell>
          <table:table-cell table:formula="of:=POWER([.F8]-(SUM([.F$3:.F$8])/6); 2)/(SUM([.F$3:.F$8])/6)" office:value-type="float" office:value="0.735294117647059" calcext:value-type="float">
            <text:p>0.735294117647059</text:p>
          </table:table-cell>
          <table:table-cell table:formula="of:=POWER([.G8]-(SUM([.G$3:.G$8])/6); 2)/(SUM([.G$3:.G$8])/6)" office:value-type="float" office:value="0.0294117647058823" calcext:value-type="float">
            <text:p>0.029411764705882</text:p>
          </table:table-cell>
          <table:table-cell table:formula="of:=POWER([.H8]-(SUM([.H$3:.H$8])/6); 2)/(SUM([.H$3:.H$8])/6)" office:value-type="float" office:value="0.0294117647058823" calcext:value-type="float">
            <text:p>0.029411764705882</text:p>
          </table:table-cell>
          <table:table-cell table:formula="of:=POWER([.I8]-(SUM([.I$3:.I$8])/6); 2)/(SUM([.I$3:.I$8])/6)" office:value-type="float" office:value="0" calcext:value-type="float">
            <text:p>0</text:p>
          </table:table-cell>
          <table:table-cell table:formula="of:=POWER([.J8]-(SUM([.J$3:.J$8])/6); 2)/(SUM([.J$3:.J$8])/6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sq-stats</text:p>
          </table:table-cell>
          <table:table-cell table:formula="of:=SUM([.L3:.L8])" office:value-type="float" office:value="6.52941176470588" calcext:value-type="float">
            <text:p>6.52941176470588</text:p>
          </table:table-cell>
          <table:table-cell table:formula="of:=SUM([.M3:.M8])" office:value-type="float" office:value="1.58823529411765" calcext:value-type="float">
            <text:p>1.58823529411765</text:p>
          </table:table-cell>
          <table:table-cell table:formula="of:=SUM([.N3:.N8])" office:value-type="float" office:value="2.52941176470588" calcext:value-type="float">
            <text:p>2.52941176470588</text:p>
          </table:table-cell>
          <table:table-cell table:formula="of:=SUM([.O3:.O8])" office:value-type="float" office:value="3.94117647058824" calcext:value-type="float">
            <text:p>3.94117647058824</text:p>
          </table:table-cell>
          <table:table-cell table:formula="of:=SUM([.P3:.P8])" office:value-type="float" office:value="3" calcext:value-type="float">
            <text:p>3</text:p>
          </table:table-cell>
          <table:table-cell table:formula="of:=SUM([.Q3:.Q8])" office:value-type="float" office:value="1.35294117647059" calcext:value-type="float">
            <text:p>1.35294117647059</text:p>
          </table:table-cell>
          <table:table-cell table:formula="of:=SUM([.R3:.R8])" office:value-type="float" office:value="2.15686274509804" calcext:value-type="float">
            <text:p>2.15686274509804</text:p>
          </table:table-cell>
          <table:table-cell table:formula="of:=SUM([.S3:.S8])" office:value-type="float" office:value="13.4" calcext:value-type="float">
            <text:p>13.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rob</text:p>
          </table:table-cell>
          <table:table-cell table:formula="of:=1-LEGACY.CHIDIST([.L9]; 5)" office:value-type="float" office:value="0.741944782949509" calcext:value-type="float">
            <text:p>0.741944782949509</text:p>
          </table:table-cell>
          <table:table-cell table:formula="of:=1-LEGACY.CHIDIST([.M9]; 5)" office:value-type="float" office:value="0.0973316267325643" calcext:value-type="float">
            <text:p>0.097331626732564</text:p>
          </table:table-cell>
          <table:table-cell table:formula="of:=1-LEGACY.CHIDIST([.N9]; 5)" office:value-type="float" office:value="0.227940766897919" calcext:value-type="float">
            <text:p>0.227940766897919</text:p>
          </table:table-cell>
          <table:table-cell table:formula="of:=1-LEGACY.CHIDIST([.O9]; 5)" office:value-type="float" office:value="0.442084128133485" calcext:value-type="float">
            <text:p>0.442084128133485</text:p>
          </table:table-cell>
          <table:table-cell table:formula="of:=1-LEGACY.CHIDIST([.P9]; 5)" office:value-type="float" office:value="0.300014164121373" calcext:value-type="float">
            <text:p>0.300014164121373</text:p>
          </table:table-cell>
          <table:table-cell table:formula="of:=1-LEGACY.CHIDIST([.Q9]; 5)" office:value-type="float" office:value="0.0706090428214289" calcext:value-type="float">
            <text:p>0.070609042821429</text:p>
          </table:table-cell>
          <table:table-cell table:formula="of:=1-LEGACY.CHIDIST([.R9]; 5)" office:value-type="float" office:value="0.172958094224348" calcext:value-type="float">
            <text:p>0.172958094224348</text:p>
          </table:table-cell>
          <table:table-cell table:formula="of:=1-LEGACY.CHIDIST([.S9]; 5)" office:value-type="float" office:value="0.980094779665226" calcext:value-type="float">
            <text:p>0.980094779665226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3-45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3-50.p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3-55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4-02.p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4-08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4-12.p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4-16.p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4-20.p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4-25.p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4-31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4-35.p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4-42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5-00.p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5-17.p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5-21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5-25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5-30.p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5-40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5-51.pn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6-01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6-05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6-09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6-16.p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6-19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6-23.pn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4-16-27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2-25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2-34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2-45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3-10.p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3-17.p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3-24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3-32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3-41.p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3-49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3-56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4-02.p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4-09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4-16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4-22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4-31.p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4-3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4-43.p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4-49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4-56.pn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5-03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5-11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5-19.p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5-25.p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5-32.p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8-09-11_15-55-40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avc</meta:initial-creator>
    <meta:creation-date>2018-09-11T14:31:47.761426037</meta:creation-date>
    <dc:date>2018-09-11T16:37:04.174132120</dc:date>
    <dc:creator>Martin Savc</dc:creator>
    <meta:editing-duration>PT9S</meta:editing-duration>
    <meta:editing-cycles>1</meta:editing-cycles>
    <meta:generator>LibreOffice/6.1.0.3$Linux_X86_64 LibreOffice_project/10$Build-3</meta:generator>
    <meta:document-statistic meta:table-count="3" meta:cell-count="11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2.956cm" style:legend-expansion="high" chart:style-name="ch2"/>
        <chart:plot-area chart:style-name="ch3" table:cell-range-address="Sheet1.B31:Sheet1.I37" chart:data-source-has-labels="both" svg:x="0.32cm" svg:y="0.18cm" svg:width="14.42cm" svg:height="8.64cm">
          <chartooo:coordinate-region svg:x="0.941cm" svg:y="0.379cm" svg:width="13.799cm" svg:height="7.794cm"/>
          <chart:axis chart:dimension="x" chart:name="primary-x" chart:style-name="ch4" chartooo:axis-type="auto">
            <chartooo:date-scale/>
            <chart:categories table:cell-range-address="Sheet1.C31:Sheet1.I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2:Sheet1.I32" chart:label-cell-address="Sheet1.B32:Sheet1.B32" chart:class="chart:bar">
            <chart:data-point chart:repeated="7"/>
          </chart:series>
          <chart:series chart:style-name="ch8" chart:values-cell-range-address="Sheet1.C33:Sheet1.I33" chart:label-cell-address="Sheet1.B33:Sheet1.B33" chart:class="chart:bar">
            <chart:data-point chart:repeated="7"/>
          </chart:series>
          <chart:series chart:style-name="ch9" chart:values-cell-range-address="Sheet1.C34:Sheet1.I34" chart:label-cell-address="Sheet1.B34:Sheet1.B34" chart:class="chart:bar">
            <chart:data-point chart:repeated="7"/>
          </chart:series>
          <chart:series chart:style-name="ch10" chart:values-cell-range-address="Sheet1.C35:Sheet1.I35" chart:label-cell-address="Sheet1.B35:Sheet1.B35" chart:class="chart:bar">
            <chart:data-point chart:repeated="7"/>
          </chart:series>
          <chart:series chart:style-name="ch11" chart:values-cell-range-address="Sheet1.C36:Sheet1.I36" chart:label-cell-address="Sheet1.B36:Sheet1.B36" chart:class="chart:bar">
            <chart:data-point chart:repeated="7"/>
          </chart:series>
          <chart:series chart:style-name="ch12" chart:values-cell-range-address="Sheet1.C37:Sheet1.I37" chart:label-cell-address="Sheet1.B37:Sheet1.B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Sheet1.C31:Sheet1.I31</svg:desc>
                </draw:g>
              </table:table-cell>
              <table:table-cell office:value-type="string">
                <text:p>blue</text:p>
              </table:table-cell>
              <table:table-cell office:value-type="string">
                <text:p>green</text:p>
              </table:table-cell>
              <table:table-cell office:value-type="string">
                <text:p>yellow</text:p>
              </table:table-cell>
              <table:table-cell office:value-type="string">
                <text:p>black</text:p>
              </table:table-cell>
              <table:table-cell office:value-type="string">
                <text:p>white</text:p>
              </table:table-cell>
              <table:table-cell office:value-type="string">
                <text:p>su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32:Sheet1.B32</svg:desc>
                </draw:g>
              </table:table-cell>
              <table:table-cell office:value-type="float" office:value="1">
                <text:p>1</text:p>
                <draw:g>
                  <svg:desc>Sheet1.C32:Sheet1.I3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</text:p>
                <draw:g>
                  <svg:desc>Sheet1.B33:Sheet1.B33</svg:desc>
                </draw:g>
              </table:table-cell>
              <table:table-cell office:value-type="float" office:value="6">
                <text:p>6</text:p>
                <draw:g>
                  <svg:desc>Sheet1.C33:Sheet1.I3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  <draw:g>
                  <svg:desc>Sheet1.B34:Sheet1.B34</svg:desc>
                </draw:g>
              </table:table-cell>
              <table:table-cell office:value-type="float" office:value="5">
                <text:p>5</text:p>
                <draw:g>
                  <svg:desc>Sheet1.C34:Sheet1.I3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  <draw:g>
                  <svg:desc>Sheet1.B35:Sheet1.B35</svg:desc>
                </draw:g>
              </table:table-cell>
              <table:table-cell office:value-type="float" office:value="5">
                <text:p>5</text:p>
                <draw:g>
                  <svg:desc>Sheet1.C35:Sheet1.I3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  <draw:g>
                  <svg:desc>Sheet1.B36:Sheet1.B36</svg:desc>
                </draw:g>
              </table:table-cell>
              <table:table-cell office:value-type="float" office:value="5">
                <text:p>5</text:p>
                <draw:g>
                  <svg:desc>Sheet1.C36:Sheet1.I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  <draw:g>
                  <svg:desc>Sheet1.B37:Sheet1.B37</svg:desc>
                </draw:g>
              </table:table-cell>
              <table:table-cell office:value-type="float" office:value="4">
                <text:p>4</text:p>
                <draw:g>
                  <svg:desc>Sheet1.C37:Sheet1.I3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2.956cm" style:legend-expansion="high" chart:style-name="ch2"/>
        <chart:plot-area chart:style-name="ch3" table:cell-range-address="Sheet2.A31:Sheet2.H37" chart:data-source-has-labels="both" svg:x="0.32cm" svg:y="0.18cm" svg:width="14.42cm" svg:height="8.64cm">
          <chartooo:coordinate-region svg:x="0.941cm" svg:y="0.379cm" svg:width="13.799cm" svg:height="7.794cm"/>
          <chart:axis chart:dimension="x" chart:name="primary-x" chart:style-name="ch4" chartooo:axis-type="auto">
            <chartooo:date-scale/>
            <chart:categories table:cell-range-address="Sheet2.B31:Sheet2.H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32:Sheet2.H32" chart:label-cell-address="Sheet2.A32:Sheet2.A32" chart:class="chart:bar">
            <chart:data-point chart:repeated="7"/>
          </chart:series>
          <chart:series chart:style-name="ch8" chart:values-cell-range-address="Sheet2.B33:Sheet2.H33" chart:label-cell-address="Sheet2.A33:Sheet2.A33" chart:class="chart:bar">
            <chart:data-point chart:repeated="7"/>
          </chart:series>
          <chart:series chart:style-name="ch9" chart:values-cell-range-address="Sheet2.B34:Sheet2.H34" chart:label-cell-address="Sheet2.A34:Sheet2.A34" chart:class="chart:bar">
            <chart:data-point chart:repeated="7"/>
          </chart:series>
          <chart:series chart:style-name="ch10" chart:values-cell-range-address="Sheet2.B35:Sheet2.H35" chart:label-cell-address="Sheet2.A35:Sheet2.A35" chart:class="chart:bar">
            <chart:data-point chart:repeated="7"/>
          </chart:series>
          <chart:series chart:style-name="ch11" chart:values-cell-range-address="Sheet2.B36:Sheet2.H36" chart:label-cell-address="Sheet2.A36:Sheet2.A36" chart:class="chart:bar">
            <chart:data-point chart:repeated="7"/>
          </chart:series>
          <chart:series chart:style-name="ch12" chart:values-cell-range-address="Sheet2.B37:Sheet2.H37" chart:label-cell-address="Sheet2.A37:Sheet2.A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Sheet2.B31:Sheet2.H31</svg:desc>
                </draw:g>
              </table:table-cell>
              <table:table-cell office:value-type="string">
                <text:p>blue</text:p>
              </table:table-cell>
              <table:table-cell office:value-type="string">
                <text:p>green</text:p>
              </table:table-cell>
              <table:table-cell office:value-type="string">
                <text:p>yellow</text:p>
              </table:table-cell>
              <table:table-cell office:value-type="string">
                <text:p>black</text:p>
              </table:table-cell>
              <table:table-cell office:value-type="string">
                <text:p>white</text:p>
              </table:table-cell>
              <table:table-cell office:value-type="string">
                <text:p>su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2.A32:Sheet2.A32</svg:desc>
                </draw:g>
              </table:table-cell>
              <table:table-cell office:value-type="float" office:value="2">
                <text:p>2</text:p>
                <draw:g>
                  <svg:desc>Sheet2.B32:Sheet2.H3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</text:p>
                <draw:g>
                  <svg:desc>Sheet2.A33:Sheet2.A33</svg:desc>
                </draw:g>
              </table:table-cell>
              <table:table-cell office:value-type="float" office:value="4">
                <text:p>4</text:p>
                <draw:g>
                  <svg:desc>Sheet2.B33:Sheet2.H3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  <draw:g>
                  <svg:desc>Sheet2.A34:Sheet2.A34</svg:desc>
                </draw:g>
              </table:table-cell>
              <table:table-cell office:value-type="float" office:value="4">
                <text:p>4</text:p>
                <draw:g>
                  <svg:desc>Sheet2.B34:Sheet2.H3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  <draw:g>
                  <svg:desc>Sheet2.A35:Sheet2.A35</svg:desc>
                </draw:g>
              </table:table-cell>
              <table:table-cell office:value-type="float" office:value="2">
                <text:p>2</text:p>
                <draw:g>
                  <svg:desc>Sheet2.B35:Sheet2.H3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  <draw:g>
                  <svg:desc>Sheet2.A36:Sheet2.A36</svg:desc>
                </draw:g>
              </table:table-cell>
              <table:table-cell office:value-type="float" office:value="8">
                <text:p>8</text:p>
                <draw:g>
                  <svg:desc>Sheet2.B36:Sheet2.H3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  <draw:g>
                  <svg:desc>Sheet2.A37:Sheet2.A37</svg:desc>
                </draw:g>
              </table:table-cell>
              <table:table-cell office:value-type="float" office:value="5">
                <text:p>5</text:p>
                <draw:g>
                  <svg:desc>Sheet2.B37:Sheet2.H3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2.956cm" style:legend-expansion="high" chart:style-name="ch2"/>
        <chart:plot-area chart:style-name="ch3" table:cell-range-address="Sheet3.B2:Sheet3.J8" chart:data-source-has-labels="both" svg:x="0.32cm" svg:y="0.18cm" svg:width="14.42cm" svg:height="8.64cm">
          <chartooo:coordinate-region svg:x="0.941cm" svg:y="0.379cm" svg:width="13.799cm" svg:height="7.794cm"/>
          <chart:axis chart:dimension="x" chart:name="primary-x" chart:style-name="ch4" chartooo:axis-type="auto">
            <chartooo:date-scale/>
            <chart:categories table:cell-range-address="Sheet3.C2:Sheet3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C3:Sheet3.J3" chart:label-cell-address="Sheet3.B3:Sheet3.B3" chart:class="chart:bar">
            <chart:data-point chart:repeated="8"/>
          </chart:series>
          <chart:series chart:style-name="ch8" chart:values-cell-range-address="Sheet3.C4:Sheet3.J4" chart:label-cell-address="Sheet3.B4:Sheet3.B4" chart:class="chart:bar">
            <chart:data-point chart:repeated="8"/>
          </chart:series>
          <chart:series chart:style-name="ch9" chart:values-cell-range-address="Sheet3.C5:Sheet3.J5" chart:label-cell-address="Sheet3.B5:Sheet3.B5" chart:class="chart:bar">
            <chart:data-point chart:repeated="8"/>
          </chart:series>
          <chart:series chart:style-name="ch10" chart:values-cell-range-address="Sheet3.C6:Sheet3.J6" chart:label-cell-address="Sheet3.B6:Sheet3.B6" chart:class="chart:bar">
            <chart:data-point chart:repeated="8"/>
          </chart:series>
          <chart:series chart:style-name="ch11" chart:values-cell-range-address="Sheet3.C7:Sheet3.J7" chart:label-cell-address="Sheet3.B7:Sheet3.B7" chart:class="chart:bar">
            <chart:data-point chart:repeated="8"/>
          </chart:series>
          <chart:series chart:style-name="ch12" chart:values-cell-range-address="Sheet3.C8:Sheet3.J8" chart:label-cell-address="Sheet3.B8:Sheet3.B8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Sheet3.C2:Sheet3.J2</svg:desc>
                </draw:g>
              </table:table-cell>
              <table:table-cell office:value-type="string">
                <text:p>blue</text:p>
              </table:table-cell>
              <table:table-cell office:value-type="string">
                <text:p>green</text:p>
              </table:table-cell>
              <table:table-cell office:value-type="string">
                <text:p>yellow</text:p>
              </table:table-cell>
              <table:table-cell office:value-type="string">
                <text:p>black</text:p>
              </table:table-cell>
              <table:table-cell office:value-type="string">
                <text:p>white</text:p>
              </table:table-cell>
              <table:table-cell office:value-type="string">
                <text:p>sum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3.B3:Sheet3.B3</svg:desc>
                </draw:g>
              </table:table-cell>
              <table:table-cell office:value-type="float" office:value="3">
                <text:p>3</text:p>
                <draw:g>
                  <svg:desc>Sheet3.C3:Sheet3.J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  <draw:g>
                  <svg:desc>Sheet3.B4:Sheet3.B4</svg:desc>
                </draw:g>
              </table:table-cell>
              <table:table-cell office:value-type="float" office:value="10">
                <text:p>10</text:p>
                <draw:g>
                  <svg:desc>Sheet3.C4:Sheet3.J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  <draw:g>
                  <svg:desc>Sheet3.B5:Sheet3.B5</svg:desc>
                </draw:g>
              </table:table-cell>
              <table:table-cell office:value-type="float" office:value="9">
                <text:p>9</text:p>
                <draw:g>
                  <svg:desc>Sheet3.C5:Sheet3.J5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  <draw:g>
                  <svg:desc>Sheet3.B6:Sheet3.B6</svg:desc>
                </draw:g>
              </table:table-cell>
              <table:table-cell office:value-type="float" office:value="7">
                <text:p>7</text:p>
                <draw:g>
                  <svg:desc>Sheet3.C6:Sheet3.J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  <draw:g>
                  <svg:desc>Sheet3.B7:Sheet3.B7</svg:desc>
                </draw:g>
              </table:table-cell>
              <table:table-cell office:value-type="float" office:value="13">
                <text:p>13</text:p>
                <draw:g>
                  <svg:desc>Sheet3.C7:Sheet3.J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  <draw:g>
                  <svg:desc>Sheet3.B8:Sheet3.B8</svg:desc>
                </draw:g>
              </table:table-cell>
              <table:table-cell office:value-type="float" office:value="9">
                <text:p>9</text:p>
                <draw:g>
                  <svg:desc>Sheet3.C8:Sheet3.J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